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solid" draw:fill-color="#cfe7f5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2cm" draw:marker-start-width="0.23cm" draw:marker-end-width="0.23cm" draw:fill-color="#e6e64c" draw:textarea-horizontal-align="justify" draw:textarea-vertical-align="top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23cm" draw:marker-end-width="0.23cm" draw:fill-color="#e6e64c" draw:textarea-horizontal-align="justify" draw:textarea-vertical-align="top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start-width="0.23cm" draw:marker-end-width="0.23cm" draw:fill-color="#ffff99" draw:textarea-horizontal-align="justify" draw:textarea-vertical-align="top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-width="0.23cm" draw:marker-end-width="0.23cm" draw:fill-color="#ffff66" draw:textarea-horizontal-align="justify" draw:textarea-vertical-align="top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svg:stroke-width="0.02cm" draw:marker-start-width="0.23cm" draw:marker-end-width="0.23cm" draw:fill-color="#ffff99" draw:textarea-horizontal-align="justify" draw:textarea-vertical-align="top" draw:auto-grow-height="false" fo:padding-top="0.135cm" fo:padding-bottom="0.135cm" fo:padding-left="0.26cm" fo:padding-right="0.26cm"/>
    </style:style>
    <style:style style:name="gr7" style:family="graphic" style:parent-style-name="standard">
      <style:graphic-properties svg:stroke-width="0.02cm" draw:marker-start-width="0.23cm" draw:marker-end-width="0.23cm" draw:fill-color="#e6ff00" draw:textarea-horizontal-align="justify" draw:textarea-vertical-align="top" draw:auto-grow-height="false" fo:padding-top="0.135cm" fo:padding-bottom="0.135cm" fo:padding-left="0.26cm" fo:padding-right="0.26cm"/>
    </style:style>
    <style:style style:name="gr8" style:family="graphic" style:parent-style-name="standard">
      <style:graphic-properties svg:stroke-width="0.02cm" draw:marker-start-width="0.23cm" draw:marker-end-width="0.23cm" draw:fill-color="#ffff66" draw:textarea-horizontal-align="justify" draw:textarea-vertical-align="top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svg:stroke-width="0.02cm" draw:marker-start-width="0.23cm" draw:marker-end-width="0.23cm" draw:fill-color="#e6ff00" draw:textarea-horizontal-align="justify" draw:textarea-vertical-align="top" draw:auto-grow-height="false" fo:padding-top="0.135cm" fo:padding-bottom="0.135cm" fo:padding-left="0.26cm" fo:padding-right="0.2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Ubuntu Mono'" style:font-pitch="fixed" fo:font-size="12pt" style:font-size-asian="12pt" style:font-size-complex="12pt"/>
    </style:style>
    <style:style style:name="P3" style:family="paragraph">
      <style:paragraph-properties fo:text-align="center"/>
      <style:text-properties fo:font-family="'Ubuntu Mono'" style:font-pitch="fixed" fo:font-size="12pt" style:font-size-asian="12pt" style:font-size-complex="12pt"/>
    </style:style>
    <style:style style:name="T1" style:family="text">
      <style:text-properties fo:font-family="'Ubuntu Mono'" style:font-pitch="fixed" fo:font-size="12pt" style:font-size-asian="12pt" style:font-size-complex="12pt"/>
    </style:style>
    <style:style style:name="T2" style:family="text">
      <style:text-properties fo:font-family="'Ubuntu Mono'" style:font-pitch="fixed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font-family="'Ubuntu Mono'" style:font-pitch="fixed" fo:font-size="9pt" fo:font-style="italic" style:font-size-asian="9pt" style:font-style-asian="italic" style:font-size-complex="9pt" style:font-style-complex="italic"/>
    </style:style>
    <style:style style:name="T4" style:family="text">
      <style:text-properties fo:font-family="'Ubuntu Mono'" style:font-pitch="fixed" fo:font-size="9pt" fo:font-style="normal" style:font-size-asian="9pt" style:font-style-asian="normal" style:font-size-complex="9pt" style:font-style-complex="normal"/>
    </style:style>
    <style:style style:name="T5" style:family="text">
      <style:text-properties fo:font-family="'Ubuntu Mono'" style:font-pitch="fixed" fo:font-size="6pt" fo:font-style="italic" style:font-size-asian="6pt" style:font-style-asian="italic" style:font-size-complex="6pt" style:font-style-complex="italic"/>
    </style:style>
    <style:style style:name="T6" style:family="text">
      <style:text-properties fo:font-family="'Ubuntu Mono'" style:font-pitch="fixed" fo:font-size="6pt" style:font-size-asian="6pt" style:font-size-complex="6pt"/>
    </style:style>
    <style:style style:name="T7" style:family="text">
      <style:text-properties fo:font-family="'Ubuntu Mono'" style:font-pitch="fixed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family="'Ubuntu Mono'" style:font-pitch="fixed" fo:font-size="8pt" fo:font-style="normal" style:font-size-asian="8pt" style:font-style-asian="normal" style:font-size-complex="8pt" style:font-style-complex="normal"/>
    </style:style>
    <style:style style:name="T9" style:family="text">
      <style:text-properties fo:font-family="'Ubuntu Mono'" style:font-pitch="fixed"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family="'Ubuntu Mono'" style:font-pitch="fixed"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family="'Ubuntu Mono'" style:font-pitch="fixed" fo:font-size="8pt" style:font-size-asian="8pt" style:font-size-complex="8pt"/>
    </style:style>
    <style:style style:name="T12" style:family="text">
      <style:text-properties fo:font-family="'Ubuntu Mono'" style:font-pitch="fixed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3" style:family="text">
      <style:text-properties fo:font-family="'Ubuntu Mono'" style:font-pitch="fixed" fo:font-size="10pt" style:font-size-asian="10pt" style:font-size-complex="10pt"/>
    </style:style>
    <style:style style:name="T14" style:family="text">
      <style:text-properties fo:font-family="'Ubuntu Mono'" style:font-pitch="fixed"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family="'Ubuntu Mono'" style:font-pitch="fixed"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family="'Ubuntu Mono'" style:font-pitch="fixed" fo:font-size="9pt" style:font-size-asian="9pt" style:font-size-complex="9pt"/>
    </style:style>
    <style:style style:name="T17" style:family="text">
      <style:text-properties fo:font-family="'Ubuntu Mono'" style:font-pitch="fixed"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family="'Ubuntu Mono'" style:font-pitch="fixed" fo:font-size="8pt" fo:font-style="normal" style:font-size-asian="8pt" style:font-style-asian="normal" style:font-size-complex="8pt" style:font-style-complex="normal"/>
    </style:style>
    <style:style style:name="T19" style:family="text">
      <style:text-properties fo:font-family="'Ubuntu Mono'" style:font-pitch="fixed" fo:font-size="8pt" fo:font-style="italic" style:font-size-asian="8pt" style:font-style-asian="italic" style:font-size-complex="8pt" style:font-style-complex="italic"/>
    </style:style>
    <style:style style:name="T20" style:family="text">
      <style:text-properties fo:font-family="'Ubuntu Mono'" style:font-pitch="fixed" fo:font-size="9pt" fo:font-style="normal" style:font-size-asian="9pt" style:font-style-asian="normal" style:font-size-complex="9pt" style:font-style-complex="normal"/>
    </style:style>
    <style:style style:name="T21" style:family="text">
      <style:text-properties fo:font-family="'Ubuntu Mono'" style:font-pitch="fixed" fo:font-size="8pt" fo:language="en" fo:country="US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1cm" svg:height="10cm" svg:x="1.3cm" svg:y="1.4cm">
          <text:p text:style-name="P1"><text:span text:style-name="T1">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7.2cm" svg:height="1.9cm" svg:x="1.492cm" svg:y="8.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2cm" svg:height="1.9cm" svg:x="1.692cm" svg:y="8.826cm">
          <text:p text:style-name="P1"><text:span text:style-name="T1">page-sequen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2cm" svg:height="1.9cm" svg:x="1.672cm" svg:y="2.272cm">
          <text:p><text:span text:style-name="T1">layout-master-se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2cm" svg:height="1.9cm" svg:x="1.672cm" svg:y="6.372cm">
          <text:p><text:span text:style-name="T1">bookmark-tre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2cm" svg:height="1.9cm" svg:x="1.672cm" svg:y="4.32cm">
          <text:p><text:span text:style-name="T1">declaration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draw:layer="layout" svg:width="19cm" svg:height="27.7cm" svg:x="1cm" svg:y="1cm">
          <text:p text:style-name="P1"><text:span text:style-name="T1">root</text:span></text:p>
          <text:p text:style-name="P1"><text:span text:style-name="T2">media-usage</text:span><text:span text:style-name="T3">=”auto|paginate|bounded-in-one-dimension|unbounded”</text:span></text:p>
          <text:p text:style-name="P1"><text:span text:style-name="T3"/></text:p>
          <text:p text:style-name="P1"><text:span text:style-name="T4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5cm" svg:height="0.9cm" svg:x="1.2cm" svg:y="4.2cm">
          <text:p text:style-name="P1"><text:span text:style-name="T1">layout-master-set</text:span></text:p>
          <text:p text:style-name="P1"><text:span text:style-name="T5">Holds all masters used in a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3cm" svg:height="0.9cm" svg:x="2.2cm" svg:y="5.3cm">
          <text:p text:style-name="P1"><text:span text:style-name="T1">simple-page-master</text:span></text:p>
          <text:p text:style-name="P1"><text:span text:style-name="T5">Defines the size and shape of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2cm" svg:height="1cm" svg:x="4.9cm" svg:y="6.7cm">
          <text:p text:style-name="P1"><text:span text:style-name="T1">region-before</text:span></text:p>
          <text:p text:style-name="P1"><text:span text:style-name="T5">Defines a page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9cm" svg:height="0.9cm" svg:x="8.3cm" svg:y="6.7cm">
          <text:p text:style-name="P1"><text:span text:style-name="T1">region-body</text:span></text:p>
          <text:p text:style-name="P1"><text:span text:style-name="T5">Defines a page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2cm" svg:height="0.9cm" svg:x="4.8cm" svg:y="7.8cm">
          <text:p text:style-name="P1"><text:span text:style-name="T1">region-end</text:span></text:p>
          <text:p text:style-name="P1"><text:span text:style-name="T5">Defines the right sidebar of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2cm" svg:height="0.9cm" svg:x="9.2cm" svg:y="7.8cm">
          <text:p text:style-name="P1"><text:span text:style-name="T1">region-start</text:span></text:p>
          <text:p text:style-name="P1"><text:span text:style-name="T5">Defines the left sidebar of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2cm" svg:height="0.9cm" svg:x="11.3cm" svg:y="6.7cm">
          <text:p text:style-name="P1"><text:span text:style-name="T1">region-after</text:span></text:p>
          <text:p text:style-name="P1"><text:span text:style-name="T5">Defines a page foo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7cm" svg:height="0.9cm" svg:x="1.1cm" svg:y="9.6cm">
          <text:p text:style-name="P1"><text:span text:style-name="T1">page-sequence-master</text:span></text:p>
          <text:p text:style-name="P1"><text:span text:style-name="T5">Specifies which simple-page-masters are to be used and in which or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7cm" svg:height="0.9cm" svg:x="3.9cm" svg:y="10.9cm">
          <text:p text:style-name="P1"><text:span text:style-name="T1">repeatable-page-master-alternatives</text:span></text:p>
          <text:p text:style-name="P1"><text:span text:style-name="T5">Specifies repetition of a set of simple-page-ma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2cm" svg:height="0.9cm" svg:x="4cm" svg:y="13.5cm">
          <text:p text:style-name="P1"><text:span text:style-name="T1">repeatable-page-master-reference</text:span></text:p>
          <text:p text:style-name="P1"><text:span text:style-name="T5">Specifies repetition of a single simple-page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4cm" svg:height="1.1cm" svg:x="4cm" svg:y="12.2cm">
          <text:p text:style-name="P1"><text:span text:style-name="T1">single-page-master-reference</text:span></text:p>
          <text:p text:style-name="P1"><text:span text:style-name="T5">Specifies a page-master to be used at a given point</text:span></text:p>
          <text:p text:style-name="P1"><text:span text:style-name="T5">in the sequence of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9cm" svg:height="1cm" svg:x="5cm" svg:y="14.5cm">
          <text:p text:style-name="P1"><text:span text:style-name="T1">conditional-page-master-reference</text:span></text:p>
          <text:p text:style-name="P1"><text:span text:style-name="T5">Specifies a page-master to be used when the conditions defined are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1cm" svg:height="1.1cm" svg:x="1cm" svg:y="19cm">
          <text:p text:style-name="P1"><text:span text:style-name="T1">page-sequence</text:span></text:p>
          <text:p text:style-name="P1"><text:span text:style-name="T5">A container for page output elements. There will</text:span></text:p>
          <text:p text:style-name="P1"><text:span text:style-name="T5">be one &lt;fo:page-sequence&gt; object for each page lay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9cm" svg:height="1cm" svg:x="1.7cm" svg:y="17.1cm">
          <text:p text:style-name="P1"><text:span text:style-name="T1">color-profile</text:span></text:p>
          <text:p text:style-name="P1"><text:span text:style-name="T5">Defines a color-profile for a style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2cm" svg:height="1cm" svg:x="1.1cm" svg:y="16cm">
          <text:p text:style-name="P1"><text:span text:style-name="T1">declarations</text:span></text:p>
          <text:p text:style-name="P1"><text:span text:style-name="T5">Groups global declarations for a style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475cm" svg:height="1cm" svg:x="2.725cm" svg:y="21.4cm">
          <text:p text:style-name="P1"><text:span text:style-name="T1">block</text:span></text:p>
          <text:p text:style-name="P1"><text:span text:style-name="T5">Defines a block of output (e.g. paragraphs and tit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025cm" svg:height="1.1cm" svg:x="4.5cm" svg:y="23.8cm">
          <text:p text:style-name="P1"><text:span text:style-name="T1">character</text:span></text:p>
          <text:p text:style-name="P1"><text:span text:style-name="T5">Specifies a character that will be</text:span></text:p>
          <text:p text:style-name="P1"><text:span text:style-name="T5">mapped to a glyph for 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4cm" svg:height="1cm" svg:x="2.1cm" svg:y="20.3cm">
          <text:p text:style-name="P1"><text:span text:style-name="T1">flow</text:span></text:p>
          <text:p text:style-name="P1"><text:span text:style-name="T5">Contains all elements to be printed to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6cm" svg:height="1.1cm" svg:x="4.5cm" svg:y="22.5cm">
          <text:p text:style-name="P1"><text:span text:style-name="T1">inline</text:span></text:p>
          <text:p text:style-name="P1"><text:span text:style-name="T5">Formats a part of a text with a</text:span></text:p>
          <text:p text:style-name="P1"><text:span text:style-name="T5">background or enclosing it in a bor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8cm" svg:height="1.1cm" svg:x="2cm" svg:y="25.1cm">
          <text:p text:style-name="P1"><text:span text:style-name="T1">static-content</text:span></text:p>
          <text:p text:style-name="P1"><text:span text:style-name="T5">Contains static content (e.g. headers and footers)</text:span></text:p>
          <text:p text:style-name="P1"><text:span text:style-name="T5">that will be repeated on many pag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Standard">
        <draw:custom-shape draw:style-name="gr4" draw:text-style-name="P2" draw:layer="layout" svg:width="4.9cm" svg:height="1cm" svg:x="12cm" svg:y="5.8cm">
          <text:p text:style-name="P1"><text:span text:style-name="T1">basic-link</text:span></text:p>
          <text:p text:style-name="P1"><text:span text:style-name="T5">Represents the start resource of a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299cm" svg:height="1cm" svg:x="11.701cm" svg:y="2cm">
          <text:p text:style-name="P1"><text:span text:style-name="T1">bidi-override</text:span></text:p>
          <text:p text:style-name="P1"><text:span text:style-name="T5">Overrides the default Unicode BIDI dir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6cm" svg:height="1cm" svg:x="11.7cm" svg:y="4.6cm">
          <text:p text:style-name="P1"><text:span text:style-name="T1">block-container</text:span></text:p>
          <text:p text:style-name="P1"><text:span text:style-name="T5">Defines a block-level reference-ar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cm" svg:height="1.1cm" svg:x="12cm" svg:y="8.5cm">
          <text:p text:style-name="P1"><text:span text:style-name="T1">float</text:span></text:p>
          <text:p text:style-name="P1"><text:span text:style-name="T5">Used for a graphic where the graphics data</text:span></text:p>
          <text:p text:style-name="P1"><text:span text:style-name="T5">resides outside of the XML result 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6cm" svg:height="1.3cm" svg:x="2.1cm" svg:y="6.3cm">
          <text:p text:style-name="P1"><text:span text:style-name="T1">external-graphic</text:span></text:p>
          <text:p text:style-name="P1"><text:span text:style-name="T5">Typically used to position an image in a separate area</text:span></text:p>
          <text:p text:style-name="P1"><text:span text:style-name="T5">at the beginning of a page OR to position an image to</text:span></text:p>
          <text:p text:style-name="P1"><text:span text:style-name="T5">one side, with the content flowing along-side of the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7cm" svg:height="1cm" svg:x="12.9cm" svg:y="12.1cm">
          <text:p text:style-name="P1"><text:span text:style-name="T1">footnote</text:span></text:p>
          <text:p text:style-name="P1"><text:span text:style-name="T5">Defines a footnote within the region-body of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cm" svg:height="1cm" svg:x="12.9cm" svg:y="13.7cm">
          <text:p text:style-name="P1"><text:span text:style-name="T1">footnote-body</text:span></text:p>
          <text:p text:style-name="P1"><text:span text:style-name="T5">Defines the content of the foot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9cm" svg:height="1cm" svg:x="12.9cm" svg:y="15cm">
          <text:p text:style-name="P1"><text:span text:style-name="T1">initial-property-set</text:span></text:p>
          <text:p text:style-name="P1"><text:span text:style-name="T5">Formats the first line of an &lt;fo:block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1cm" svg:height="1cm" svg:x="6.3cm" svg:y="15.5cm">
          <text:p text:style-name="P1"><text:span text:style-name="T1">inline-container</text:span></text:p>
          <text:p text:style-name="P1"><text:span text:style-name="T5">Defines an inline reference-ar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7cm" svg:height="1.4cm" svg:x="12.1cm" svg:y="17.3cm">
          <text:p text:style-name="P1"><text:span text:style-name="T1">instream-foreign-object</text:span></text:p>
          <text:p text:style-name="P1"><text:span text:style-name="T5">Used for inline graphics or for "generic" objects</text:span></text:p>
          <text:p text:style-name="P1"><text:span text:style-name="T5">where the object's data resides </text:span><text:span text:style-name="T6">as descendants of</text:span></text:p>
          <text:p text:style-name="P1"><text:span text:style-name="T6">&lt;fo:instream-foreign-ob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6cm" svg:height="1.4cm" svg:x="2cm" svg:y="2cm">
          <text:p text:style-name="P1"><text:span text:style-name="T1">leader</text:span></text:p>
          <text:p text:style-name="P1"><text:span text:style-name="T5">Used to generate "." to separate titles from page numbers</text:span></text:p>
          <text:p text:style-name="P1"><text:span text:style-name="T5">in table of contents, or to create input fields in forms,</text:span></text:p>
          <text:p text:style-name="P1"><text:span text:style-name="T5">or to create horizontal 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1cm" svg:height="1.1cm" svg:x="1.8cm" svg:y="8.1cm">
          <text:p text:style-name="P1"><text:span text:style-name="T1">marker</text:span></text:p>
          <text:p text:style-name="P1"><text:span text:style-name="T5">Used with &lt;fo:retrieve-marker&gt; to</text:span></text:p>
          <text:p text:style-name="P1"><text:span text:style-name="T5">create running headers or foo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2cm" svg:height="0.9cm" svg:x="1.4cm" svg:y="15.8cm">
          <text:p text:style-name="P1"><text:span text:style-name="T1">page-number</text:span></text:p>
          <text:p text:style-name="P1"><text:span text:style-name="T5">Represents the current page-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1cm" svg:height="1.1cm" svg:x="1.4cm" svg:y="17.2cm">
          <text:p text:style-name="P1"><text:span text:style-name="T1">page-number-citation</text:span></text:p>
          <text:p text:style-name="P1"><text:span text:style-name="T5">References the page-number for the page that contains</text:span></text:p>
          <text:p text:style-name="P1"><text:span text:style-name="T5">the first normal area returned by the cited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8cm" svg:height="0.9cm" svg:x="1.4cm" svg:y="13.1cm">
          <text:p text:style-name="P1"><text:span text:style-name="T1">retrieve-marker</text:span></text:p>
          <text:p text:style-name="P1"><text:span text:style-name="T5">Used with &lt;fo:marker&gt; to create running headers or foo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1cm" svg:height="0.9cm" svg:x="2.4cm" svg:y="11.8cm">
          <text:p text:style-name="P1"><text:span text:style-name="T1">title</text:span></text:p>
          <text:p text:style-name="P1"><text:span text:style-name="T5">Defines a title for a page-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8cm" svg:height="0.9cm" svg:x="1.8cm" svg:y="10.2cm">
          <text:p text:style-name="P1"><text:span text:style-name="T1">wrapper</text:span></text:p>
          <text:p text:style-name="P1"><text:span text:style-name="T5">Specifies inherited properties for a group of XSL-FO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7cm" svg:height="0.9cm" svg:x="5.3cm" svg:y="20cm">
          <text:p text:style-name="P1"><text:span text:style-name="T1">list-block</text:span></text:p>
          <text:p text:style-name="P1"><text:span text:style-name="T5">Defines a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cm" svg:height="1cm" svg:x="1.2cm" svg:y="20.1cm">
          <text:p text:style-name="P1"><text:span text:style-name="T1">list-item</text:span></text:p>
          <text:p text:style-name="P1"><text:span text:style-name="T5">Contains each item in the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8cm" svg:height="1cm" svg:x="1.2cm" svg:y="21.3cm">
          <text:p text:style-name="P1"><text:span text:style-name="T1">list-item-body</text:span></text:p>
          <text:p text:style-name="P1"><text:span text:style-name="T5">Contains the content/body of the list-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6cm" svg:height="1.2cm" svg:x="6.2cm" svg:y="21.1cm">
          <text:p text:style-name="P1"><text:span text:style-name="T1">list-item-label</text:span></text:p>
          <text:p text:style-name="P1"><text:span text:style-name="T5">Contains the label for the list-item</text:span></text:p>
          <text:p text:style-name="P1"><text:span text:style-name="T5">(typically a number, character, etc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1cm" svg:height="1.5cm" svg:x="1.4cm" svg:y="25.4cm">
          <text:p text:style-name="P1"><text:span text:style-name="T1">multi-case</text:span></text:p>
          <text:p text:style-name="P1"><text:span text:style-name="T5">Contains (within an &lt;fo:multi-switch&gt;) each</text:span></text:p>
          <text:p text:style-name="P1"><text:span text:style-name="T5">alternative sub-tree of XSL-FO objects.</text:span></text:p>
          <text:p text:style-name="P1"><text:span text:style-name="T5">The parent &lt;fo:multi-switch&gt; will choose</text:span></text:p>
          <text:p text:style-name="P1"><text:span text:style-name="T5">which alternative to show and hide the r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7cm" svg:height="1cm" svg:x="2.5cm" svg:y="24.3cm">
          <text:p text:style-name="P1"><text:span text:style-name="T1">multi-properties</text:span></text:p>
          <text:p text:style-name="P1"><text:span text:style-name="T5">Used to switch between two or more property-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9cm" svg:height="1.1cm" svg:x="6.9cm" svg:y="25.6cm">
          <text:p text:style-name="P1"><text:span text:style-name="T1">multi-property-set</text:span></text:p>
          <text:p text:style-name="P1"><text:span text:style-name="T5">Specifies an alternative property-set that will</text:span></text:p>
          <text:p text:style-name="P1"><text:span text:style-name="T5">be applied depending on the state of the user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9cm" svg:height="1.3cm" svg:x="6.9cm" svg:y="27.2cm">
          <text:p text:style-name="P1"><text:span text:style-name="T1">multi-switch</text:span></text:p>
          <text:p text:style-name="P1"><text:span text:style-name="T5">Holds one or more &lt;fo:multi-case&gt; objects</text:span></text:p>
          <text:p text:style-name="P1"><text:span text:style-name="T5">and controls the switching between them</text:span></text:p>
          <text:p text:style-name="P1"><text:span text:style-name="T5">(activated by &lt;fo:multi-toggle&gt;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9cm" svg:height="0.9cm" svg:x="1.1cm" svg:y="27.4cm">
          <text:p text:style-name="P1"><text:span text:style-name="T1">multi-toggle</text:span></text:p>
          <text:p text:style-name="P1"><text:span text:style-name="T5">Used to switch to another &lt;fo:multi-cas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6cm" svg:height="0.9cm" svg:x="11.9cm" svg:y="18.9cm">
          <text:p text:style-name="P1"><text:span text:style-name="T1">table</text:span></text:p>
          <text:p text:style-name="P1"><text:span text:style-name="T5">Formats the tabular material of a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9cm" svg:x="14.3cm" svg:y="24.7cm">
          <text:p text:style-name="P1"><text:span text:style-name="T1">table-and-caption</text:span></text:p>
          <text:p text:style-name="P1"><text:span text:style-name="T5">Formats a table and its ca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6cm" svg:height="0.9cm" svg:x="11.9cm" svg:y="23.7cm">
          <text:p text:style-name="P1"><text:span text:style-name="T1">table-body</text:span></text:p>
          <text:p text:style-name="P1"><text:span text:style-name="T5">Container for table rows and table cel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9cm" svg:height="0.9cm" svg:x="15.1cm" svg:y="22.5cm">
          <text:p text:style-name="P1"><text:span text:style-name="T1">table-caption</text:span></text:p>
          <text:p text:style-name="P1"><text:span text:style-name="T5">Contains the caption for a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7cm" svg:height="0.9cm" svg:x="12cm" svg:y="22.5cm">
          <text:p text:style-name="P1"><text:span text:style-name="T1">table-cell</text:span></text:p>
          <text:p text:style-name="P1"><text:span text:style-name="T5">Defines a table c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cm" svg:height="0.9cm" svg:x="12.2cm" svg:y="20cm">
          <text:p text:style-name="P1"><text:span text:style-name="T1">table-column</text:span></text:p>
          <text:p text:style-name="P1"><text:span text:style-name="T5">Formats the columns of a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cm" svg:height="0.9cm" svg:x="16.9cm" svg:y="23.6cm">
          <text:p text:style-name="P1"><text:span text:style-name="T1">table-footer</text:span></text:p>
          <text:p text:style-name="P1"><text:span text:style-name="T5">Defines a table foo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cm" svg:height="0.9cm" svg:x="12.1cm" svg:y="21.2cm">
          <text:p text:style-name="P1"><text:span text:style-name="T1">table-header</text:span></text:p>
          <text:p text:style-name="P1"><text:span text:style-name="T5">Defines a table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7cm" svg:height="0.9cm" svg:x="15.6cm" svg:y="21.3cm">
          <text:p text:style-name="P1"><text:span text:style-name="T1">table-row</text:span></text:p>
          <text:p text:style-name="P1"><text:span text:style-name="T5">Defines a table row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2" draw:layer="layout" svg:width="19cm" svg:height="27.7cm" svg:x="1cm" svg:y="1cm">
          <text:p text:style-name="P1"><text:span text:style-name="T1">fo:root</text:span></text:p>
          <text:p text:style-name="P1"><text:span text:style-name="T7">media-usage</text:span><text:span text:style-name="T8">=”auto|paginate|bounded-in-one-dimension|unbounded”</text:span></text:p>
          <text:p text:style-name="P1"><text:span text:style-name="T3"/></text:p>
          <text:p text:style-name="P1"><text:span text:style-name="T9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8.3cm" svg:height="25.5cm" svg:x="1.4cm" svg:y="3.1cm">
          <text:p><text:span text:style-name="T1">layout-master-set</text:span></text:p>
          <text:p text:style-name="P1"><text:span text:style-name="T10">-</text:span></text:p>
          <text:p text:style-name="P1"><text:span text:style-name="T9">Holds all masters used in a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2" draw:layer="layout" svg:width="17.012cm" svg:height="8.613cm" svg:x="1.7cm" svg:y="4.6cm">
            <text:p text:style-name="P1"><text:span text:style-name="T1">simple-page-master</text:span></text:p>
            <text:p text:style-name="P1"><text:span text:style-name="T11">margin-top margin-bottom margin-left margin-right space-before space-after start-indent end-indent master-name</text:span></text:p>
            <text:p text:style-name="P1"><text:span text:style-name="T11">page-height page-width reference-orientation writing-mod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7.012cm" svg:height="8.614cm" svg:x="1.879cm" svg:y="4.728cm">
            <text:p text:style-name="P1"><text:span text:style-name="T1">simple-page-master</text:span></text:p>
            <text:p text:style-name="P1"><text:span text:style-name="T11">margin-top margin-bottom margin-left margin-right space-before space-after start-indent end-indent master-name</text:span></text:p>
            <text:p text:style-name="P1"><text:span text:style-name="T11">page-height page-width reference-orientation writing-mod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7.012cm" svg:height="8.613cm" svg:x="2.063cm" svg:y="4.887cm">
            <text:p text:style-name="P1"><text:span text:style-name="T1">simple-page-master</text:span></text:p>
            <text:p text:style-name="P1"><text:span text:style-name="T12">master-name</text:span><text:span text:style-name="T7">=”name”</text:span><text:span text:style-name="T8"> page-height=”auto|indefinite|length” page-width=”auto|indefinite|length”</text:span></text:p>
            <text:p text:style-name="P1"><text:span text:style-name="T8">[margin-top;margin-bottom;margin-left;margin-right]=”auto|length|percentage” [space-before;space-after]=”space”</text:span></text:p>
            <text:p text:style-name="P1"><text:span text:style-name="T8">[end-indent;start-indent]=”length|percentage” reference-orientation=”0|90|180|270|-90|-180|-270”</text:span></text:p>
            <text:p text:style-name="P1"><text:span text:style-name="T8">writing-mode=”lr-tb|rl-tb|tb-rl|lr|rl|tb”</text:span></text:p>
            <text:p text:style-name="P1"><text:span text:style-name="T11"/></text:p>
            <text:p text:style-name="P1"><text:span text:style-name="T13">Defines the size and shape of a page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9.076cm" svg:height="7.69cm" svg:x="1.952cm" svg:y="19.2cm">
            <text:p text:style-name="P1"><text:span text:style-name="T1">page-sequence-master</text:span></text:p>
            <text:p text:style-name="P1"><text:span text:style-name="T10">master-nam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9.076cm" svg:height="7.69cm" svg:x="2.124cm" svg:y="19.358cm">
            <text:p text:style-name="P1"><text:span text:style-name="T1">page-sequence-master</text:span></text:p>
            <text:p text:style-name="P1"><text:span text:style-name="T10">master-nam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9.076cm" svg:height="7.69cm" svg:x="2.324cm" svg:y="19.528cm">
            <text:p text:style-name="P1"><text:span text:style-name="T1">page-sequence-master</text:span></text:p>
            <text:p text:style-name="P1"><text:span text:style-name="T10">master-name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draw:layer="layout" svg:width="16.2cm" svg:height="5.658cm" svg:x="2.4cm" svg:y="7.542cm">
          <text:p text:style-name="P1"><text:span text:style-name="T1">region-body; region-before; region-after; region-start; region-end;</text:span></text:p>
          <text:p text:style-name="P1"><text:span text:style-name="T12">region-name</text:span><text:span text:style-name="T8">=”name” background-attachment=”scroll|fixed” background-color=”transparent|color”</text:span></text:p>
          <text:p text:style-name="P1"><text:span text:style-name="T8">background-image=”none|URL” background-repeat=”repeat|repeat-x|repeat-y|no-repeat”</text:span></text:p>
          <text:p text:style-name="P1"><text:span text:style-name="T8">background-position-horizontal background-position-vertical</text:span></text:p>
          <text:p text:style-name="P1"><text:span text:style-name="T8">[border-bottom-color;border-right-color;border-left-color;border-top-color;</text:span></text:p>
          <text:p text:style-name="P1"><text:span text:style-name="T8">border-start-color;border-end-color;border-before-color;border-after-color]=”</text:span><text:span text:style-name="T10">color</text:span><text:span text:style-name="T8">”</text:span></text:p>
          <text:p text:style-name="P1"><text:span text:style-name="T8">[border-start-style;border-end-style;border-top-style;border-bottom-style;</text:span></text:p>
          <text:p text:style-name="P1"><text:span text:style-name="T8">border-right-style;border-left-style;border-before-style;border-after-style;]</text:span></text:p>
          <text:p text:style-name="P1"><text:span text:style-name="T8">=”none|hidden|dotted|dashed|solid|double|groove|ridge|inset|outset”</text:span></text:p>
          <text:p text:style-name="P1"><text:span text:style-name="T8">[border-top-width;border-bottom-width;border-end-width;border-left-width;border-right-width;</text:span></text:p>
          <text:p text:style-name="P1"><text:span text:style-name="T8">border-start-width;border-before-width;border-after-width]=”thin|medium|thick|</text:span><text:span text:style-name="T10">length</text:span><text:span text:style-name="T8">|</text:span><text:span text:style-name="T10">length-conditional</text:span><text:span text:style-name="T8">”</text:span></text:p>
          <text:p text:style-name="P1"><text:span text:style-name="T8">[padding-before;padding-after;padding-start;padding-end;padding-top;</text:span></text:p>
          <text:p text:style-name="P1"><text:span text:style-name="T8">Padding-bottom;padding-left;padding-right]=”auto|</text:span><text:span text:style-name="T10">length</text:span><text:span text:style-name="T8">|</text:span><text:span text:style-name="T10">percentage</text:span><text:span text:style-name="T8">|</text:span><text:span text:style-name="T10">length-conditional</text:span><text:span text:style-name="T8">”</text:span></text:p>
          <text:p text:style-name="P1"><text:span text:style-name="T8">[margin-top;margin-bottom;margin-left;margin-right]=”auto|</text:span><text:span text:style-name="T10">length</text:span><text:span text:style-name="T8">|</text:span><text:span text:style-name="T10">percentage</text:span><text:span text:style-name="T8">”</text:span></text:p>
          <text:p text:style-name="P1"><text:span text:style-name="T8">[space-before;space-after]=”</text:span><text:span text:style-name="T10">space</text:span><text:span text:style-name="T8">” start-indent end-indent clip column-count column-gap display-align</text:span></text:p>
          <text:p text:style-name="P1"><text:span text:style-name="T8">overflow reference-orientation writing-mode</text:span></text:p>
          <text:p text:style-name="P1"><text:span text:style-name="T10"/></text:p>
          <text:p text:style-name="P1"><text:span text:style-name="T9">Defines a page body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6.475cm" svg:height="1.089cm" svg:x="2.552cm" svg:y="20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475cm" svg:height="1.089cm" svg:x="2.652cm" svg:y="20.76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.475cm" svg:height="1.089cm" svg:x="2.758cm" svg:y="20.911cm">
            <text:p text:style-name="P1"><text:span text:style-name="T1">single-page-master-reference</text:span></text:p>
            <text:p text:style-name="P1"><text:span text:style-name="T10">master-re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2" draw:layer="layout" svg:width="7.374cm" svg:height="1.008cm" svg:x="2.574cm" svg:y="22.18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7.374cm" svg:height="1.008cm" svg:x="2.674cm" svg:y="22.3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7.374cm" svg:height="1.008cm" svg:x="2.774cm" svg:y="22.492cm">
            <text:p text:style-name="P1"><text:span text:style-name="T1">repeatable-page-master-reference</text:span></text:p>
            <text:p text:style-name="P1"><text:span text:style-name="T10">maximum-repeat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8.274cm" svg:height="2.853cm" svg:x="2.508cm" svg:y="23.7cm">
            <text:p text:style-name="P1"><text:span text:style-name="T1">repeatable-page-master-alternatives</text:span></text:p>
            <text:p text:style-name="P1"><text:span text:style-name="T10">maximum-repeat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74cm" svg:height="2.853cm" svg:x="2.668cm" svg:y="23.872cm">
            <text:p text:style-name="P1"><text:span text:style-name="T1">repeatable-page-master-alternatives</text:span></text:p>
            <text:p text:style-name="P1"><text:span text:style-name="T10">maximum-repeat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74cm" svg:height="2.853cm" svg:x="2.868cm" svg:y="24.071cm">
            <text:p text:style-name="P1"><text:span text:style-name="T1">repeatable-page-master-alternatives</text:span></text:p>
            <text:p text:style-name="P1"><text:span text:style-name="T10">maximum-repeat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7.4cm" svg:height="1.383cm" svg:x="3.126cm" svg:y="25.1cm">
            <text:p text:style-name="P1"><text:span text:style-name="T1">conditional-page-master-reference</text:span></text:p>
            <text:p text:style-name="P1"><text:span text:style-name="T10">master-reference, page-position</text:span></text:p>
            <text:p text:style-name="P1"><text:span text:style-name="T10">odd-or-even, blank-or-not-blan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7.4cm" svg:height="1.383cm" svg:x="3.247cm" svg:y="25.238cm">
            <text:p text:style-name="P1"><text:span text:style-name="T1">conditional-page-master-reference</text:span></text:p>
            <text:p text:style-name="P1"><text:span text:style-name="T10">master-reference, page-position</text:span></text:p>
            <text:p text:style-name="P1"><text:span text:style-name="T10">odd-or-even, blank-or-not-blan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7.4cm" svg:height="1.383cm" svg:x="3.405cm" svg:y="25.369cm">
            <text:p text:style-name="P1"><text:span text:style-name="T1">conditional-page-master-reference</text:span></text:p>
            <text:p text:style-name="P1"><text:span text:style-name="T10">master-reference page-position</text:span></text:p>
            <text:p text:style-name="P1"><text:span text:style-name="T10">Odd-or-even blank-or-not-blank</text:span></text:p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Standard">
        <draw:custom-shape draw:style-name="gr1" draw:text-style-name="P2" draw:layer="layout" svg:width="19cm" svg:height="27.7cm" svg:x="1cm" svg:y="1cm">
          <text:p text:style-name="P1"><text:span text:style-name="T14">fo:root</text:span></text:p>
          <text:p text:style-name="P1"><text:span text:style-name="T7">media-usage</text:span><text:span text:style-name="T8">=”auto|paginate|bounded-in-one-dimension|unbounded”</text:span></text:p>
          <text:p text:style-name="P1"><text:span text:style-name="T3"/></text:p>
          <text:p text:style-name="P1"><text:span text:style-name="T9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0.9cm" svg:height="10cm" svg:x="4.3cm" svg:y="7.6cm">
          <text:p><text:span text:style-name="T1">bookmark-tree</text:span></text:p>
          <text:p text:style-name="P1"><text:span text:style-name="T15">-</text:span></text:p>
          <text:p text:style-name="P1"><text:span text:style-name="T15">The fo:bookmark-tree formatting object is used</text:span></text:p>
          <text:p text:style-name="P1"><text:span text:style-name="T15">to hold a list of access points within the</text:span></text:p>
          <text:p text:style-name="P1"><text:span text:style-name="T15">document such as a table of contents, a list of</text:span></text:p>
          <text:p text:style-name="P1"><text:span text:style-name="T15">figures or tables, etc. Each access point is</text:span></text:p>
          <text:p text:style-name="P1"><text:span text:style-name="T15">called a bookmark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5cm" svg:height="6.9cm" svg:x="4.5cm" svg:y="10.5cm">
          <text:p text:style-name="P1"><text:span text:style-name="T1">bookmark</text:span></text:p>
          <text:p text:style-name="P1"><text:span text:style-name="T11">source-document role external-destination=”URI”</text:span></text:p>
          <text:p text:style-name="P1"><text:span text:style-name="T11">Internal-destination starting-state</text:span></text:p>
          <text:p text:style-name="P1"><text:span text:style-name="T16"><text:s/></text:span></text:p>
          <text:p text:style-name="P1"><text:span text:style-name="T15">The fo:bookmark formatting object is used to identify</text:span></text:p>
          <text:p text:style-name="P1"><text:span text:style-name="T15">an access point, by name, and to specify where that</text:span></text:p>
          <text:p text:style-name="P1"><text:span text:style-name="T15">access point is within the current document or another</text:span></text:p>
          <text:p text:style-name="P1"><text:span text:style-name="T15">external document. A given bookmark may be further</text:span></text:p>
          <text:p text:style-name="P1"><text:span text:style-name="T15">subdivided into a sequence of (sub-)bookmarks to</text:span></text:p>
          <text:p text:style-name="P1"><text:span text:style-name="T15">as many levels as the authors desi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8cm" svg:height="2.8cm" svg:x="4.8cm" svg:y="14.4cm">
          <text:p text:style-name="P1"><text:span text:style-name="T1">bookmark-title</text:span></text:p>
          <text:p text:style-name="P1"><text:span text:style-name="T11">source-document role color</text:span></text:p>
          <text:p text:style-name="P1"><text:span text:style-name="T11">font-style font-weight</text:span></text:p>
          <text:p text:style-name="P1"><text:span text:style-name="T16"/></text:p>
          <text:p text:style-name="P1"><text:span text:style-name="T15">The fo:bookmark-title formatting</text:span></text:p>
          <text:p text:style-name="P1"><text:span text:style-name="T15">object is used to identify, in human</text:span></text:p>
          <text:p text:style-name="P1"><text:span text:style-name="T15">readable form, an access point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cm" svg:height="4.3cm" svg:x="12.7cm" svg:y="2cm">
          <text:p><text:span text:style-name="T1">declarations</text:span></text:p>
          <text:p><text:span text:style-name="T16">-</text:span></text:p>
          <text:p><text:span text:style-name="T13">Groups global declarations</text:span></text:p>
          <text:p><text:span text:style-name="T13">for a style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7cm" svg:height="2.4cm" svg:x="13cm" svg:y="3.7cm">
          <text:p text:style-name="P1"><text:span text:style-name="T1">color-profile</text:span></text:p>
          <text:p text:style-name="P1"><text:span text:style-name="T8">src color-profile-name</text:span></text:p>
          <text:p text:style-name="P1"><text:span text:style-name="T8">rendering-intent</text:span></text:p>
          <text:p text:style-name="P1"><text:span text:style-name="T10"/></text:p>
          <text:p text:style-name="P1"><text:span text:style-name="T9">Defines a color-profile</text:span></text:p>
          <text:p text:style-name="P1"><text:span text:style-name="T9">for a styleshee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Standard">
        <draw:custom-shape draw:style-name="gr1" draw:text-style-name="P2" draw:layer="layout" svg:width="19cm" svg:height="27.7cm" svg:x="1cm" svg:y="1cm">
          <text:p text:style-name="P1"><text:span text:style-name="T14">fo:root</text:span></text:p>
          <text:p text:style-name="P1"><text:span text:style-name="T7">media-usage</text:span><text:span text:style-name="T8">=”auto|paginate|bounded-in-one-dimension|unbounded”</text:span></text:p>
          <text:p text:style-name="P1"><text:span text:style-name="T3"/></text:p>
          <text:p text:style-name="P1"><text:span text:style-name="T9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8.256cm" svg:height="19.957cm" svg:x="1.344cm" svg:y="3.143cm">
          <text:p><text:span text:style-name="T17">page-sequence</text:span></text:p>
          <text:p text:style-name="P1"><text:span text:style-name="T18">master-reference=”</text:span><text:span text:style-name="T19">name</text:span><text:span text:style-name="T18">” id=”</text:span><text:span text:style-name="T19">id</text:span><text:span text:style-name="T18">” country=”</text:span><text:span text:style-name="T19">country</text:span><text:span text:style-name="T18">|none” force-page-count format</text:span></text:p>
          <text:p text:style-name="P1"><text:span text:style-name="T18">grouping-separator grouping-size initial-page-number language=”</text:span><text:span text:style-name="T19">language</text:span><text:span text:style-name="T18">|none” letter-value</text:span><text:span text:style-name="T20"> <text:s/></text:span></text:p>
          <text:p text:style-name="P1"><text:span text:style-name="T15"/></text:p>
          <text:p text:style-name="P1"><text:span text:style-name="T15">A container for page output elements. There will</text:span></text:p>
          <text:p text:style-name="P1"><text:span text:style-name="T15">be one &lt;fo:page-sequence&gt; object for each page layout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7.5cm" svg:height="14.319cm" svg:x="1.84cm" svg:y="6.003cm">
          <text:p text:style-name="P1"><text:span text:style-name="T17">flow</text:span></text:p>
          <text:p text:style-name="P1"><text:span text:style-name="T18">flow-name=”</text:span><text:span text:style-name="T19">name</text:span><text:span text:style-name="T18">”</text:span></text:p>
          <text:p text:style-name="P1"><text:span text:style-name="T15"/></text:p>
          <text:p text:style-name="P1"><text:span text:style-name="T15">Contains all elements to be printed to a pa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4cm" svg:height="12.177cm" svg:x="2.263cm" svg:y="7.963cm">
          <text:p text:style-name="P1"><text:span text:style-name="T1">block</text:span></text:p>
          <text:p text:style-name="P1"><text:span text:style-name="T8">id=”</text:span><text:span text:style-name="T10">id</text:span><text:span text:style-name="T8">” source-document role background-attachment background-color background-image</text:span></text:p>
          <text:p text:style-name="P1"><text:span text:style-name="T8">background-repeat</text:span></text:p>
          <text:p text:style-name="P1"><text:span text:style-name="T8">background-position-horizontal background-position-vertical border-before-color</text:span></text:p>
          <text:p text:style-name="P1"><text:span text:style-name="T8">border-before-style border-before-width border-after-color border-after-style</text:span></text:p>
          <text:p text:style-name="P1"><text:span text:style-name="T8">border-after-width border-start-color border-start-style border-start-width</text:span></text:p>
          <text:p text:style-name="P1"><text:span text:style-name="T8">border-end-color border-end-style border-end-width border-top-color border-top-style</text:span></text:p>
          <text:p text:style-name="P1"><text:span text:style-name="T8">border-top-width border-bottom-color border-bottom-style border-bottom-width border-left-color</text:span></text:p>
          <text:p text:style-name="P1"><text:span text:style-name="T8">border-left-style border-left-width border-right-color border-right-style border-right-width</text:span></text:p>
          <text:p text:style-name="P1"><text:span text:style-name="T8">padding-before padding-after padding-start padding-end padding-top padding-bottom padding-left</text:span></text:p>
          <text:p text:style-name="P1"><text:span text:style-name="T8">padding-right font-family font-selection-strategy font-size font-stretch font-size-adjust</text:span></text:p>
          <text:p text:style-name="P1"><text:span text:style-name="T8">font-style font-variant font-weight country language script hyphenate hyphen-ation-character</text:span></text:p>
          <text:p text:style-name="P1"><text:span text:style-name="T8">hyphenation-push-character-count hyphenation-remain-charac-ter-count margin-top margin-bottom</text:span></text:p>
          <text:p text:style-name="P1"><text:span text:style-name="T8">margin-left margin-right space-before space-after start-indent end-indent relative-position</text:span></text:p>
          <text:p text:style-name="P1"><text:span text:style-name="T8">break-after break-before color text-depth text-altitude hyphenation-keep hyphenation-ladder-count</text:span></text:p>
          <text:p text:style-name="P1"><text:span text:style-name="T8">intrusion-displace keep-together keep-with-next keep-with-previous last-line-end-indent</text:span></text:p>
          <text:p text:style-name="P1"><text:span text:style-name="T8">linefeed-treatment line-height line-height-shift-adjustment line-stacking-strategy orphans</text:span></text:p>
          <text:p text:style-name="P1"><text:span text:style-name="T8">white-space-treatment span text-align text-align-last text-indent visibility white-space-collapse</text:span></text:p>
          <text:p text:style-name="P1"><text:span text:style-name="T8">widows wrap-option</text:span></text:p>
          <text:p text:style-name="P1"><text:span text:style-name="T4"/></text:p>
          <text:p text:style-name="P1"><text:span text:style-name="T9">Defines a block of output (e.g. paragraphs and titles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4.414cm" svg:height="5.257cm" svg:x="3.406cm" svg:y="15.35cm">
          <text:p text:style-name="P1"><text:span text:style-name="T1">inline</text:span></text:p>
          <text:p text:style-name="P1"><text:span text:style-name="T8">id source-document role background-attachment background-color background-image</text:span></text:p>
          <text:p text:style-name="P1"><text:span text:style-name="T8">background-repeat background-position-horizontal background-position-vertical</text:span></text:p>
          <text:p text:style-name="P1"><text:span text:style-name="T8">border-before-color border-before-style border-before-width border-after-color</text:span></text:p>
          <text:p text:style-name="P1"><text:span text:style-name="T8">border-after-style border-after-width border-start-color border-start-style</text:span></text:p>
          <text:p text:style-name="P1"><text:span text:style-name="T8">border-start-width border-end-color border-end-style border-end-width border-top-color</text:span></text:p>
          <text:p text:style-name="P1"><text:span text:style-name="T8">border-top-style border-top-width border-bottom-color border-bottom-style</text:span></text:p>
          <text:p text:style-name="P1"><text:span text:style-name="T8">border-bottom-width </text:span><text:span text:style-name="T21">border-left-color border-left-style border-left-width</text:span></text:p>
          <text:p text:style-name="P1"><text:span text:style-name="T21">border-right-color </text:span><text:span text:style-name="T8">border-right-style Border-right-width padding-before padding-after</text:span></text:p>
          <text:p text:style-name="P1"><text:span text:style-name="T8">padding-start padding-end padding-top Padding-bottom padding-left padding-right</text:span></text:p>
          <text:p text:style-name="P1"><text:span text:style-name="T8">font-family font-selection-strategy font-size font-stretch font-size-adjust</text:span></text:p>
          <text:p text:style-name="P1"><text:span text:style-name="T8">font-style font-variant font-weight space-end space-start relative-position</text:span></text:p>
          <text:p text:style-name="P1"><text:span text:style-name="T8">align-ment-adjust alignment-baseline baseline-shift block-progression-dimension color</text:span></text:p>
          <text:p text:style-name="P1"><text:span text:style-name="T8">dominant-baseline height inline-progression-dimension keep-together keep-with-next</text:span></text:p>
          <text:p text:style-name="P1"><text:span text:style-name="T8">keep-with-previous line-height text-decoration visibility width wrap-option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2" draw:layer="layout" svg:width="17.203cm" svg:height="2.646cm" svg:x="1.821cm" svg:y="2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7.203cm" svg:height="2.646cm" svg:x="2.123cm" svg:y="25.5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7.203cm" svg:height="2.646cm" svg:x="2.397cm" svg:y="25.654cm">
            <text:p text:style-name="P1"><text:span text:style-name="T1">static-content</text:span></text:p>
            <text:p text:style-name="P1"><text:span text:style-name="T3">flow-nam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" draw:layer="layout" svg:width="14.466cm" svg:height="1.377cm" svg:x="4.4cm" svg:y="26.65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4.466cm" svg:height="1.377cm" svg:x="4.66cm" svg:y="26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4.466cm" svg:height="1.377cm" svg:x="4.934cm" svg:y="26.823cm">
            <text:p text:style-name="P1"><text:span text:style-name="T1">bloc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2" draw:layer="layout" svg:width="12.5cm" svg:height="0.647cm" svg:x="6.42cm" svg:y="27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2.5cm" svg:height="0.647cm" svg:x="6.502cm" svg:y="27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2.5cm" svg:height="0.647cm" svg:x="6.597cm" svg:y="27.27cm">
          <text:p text:style-name="P1"><text:span text:style-name="T1">inlin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Standard">
        <draw:custom-shape draw:style-name="gr1" draw:text-style-name="P2" draw:layer="layout" svg:width="19cm" svg:height="27.7cm" svg:x="1cm" svg:y="1cm">
          <text:p text:style-name="P1"><text:span text:style-name="T14">fo:root</text:span></text:p>
          <text:p text:style-name="P1"><text:span text:style-name="T7">media-usage</text:span><text:span text:style-name="T8">=”auto|paginate|bounded-in-one-dimension|unbounded”</text:span></text:p>
          <text:p text:style-name="P1"><text:span text:style-name="T3"/></text:p>
          <text:p text:style-name="P1"><text:span text:style-name="T9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9cm" svg:height="3.9cm" svg:x="2.1cm" svg:y="3.9cm">
          <text:p><text:span text:style-name="T1">page-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8.3cm" svg:height="3.1cm" svg:x="2.6cm" svg:y="4.6cm">
          <text:p text:style-name="P1"><text:span text:style-name="T1">fl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6cm" svg:height="2.3cm" svg:x="3.2cm" svg:y="5.3cm">
          <text:p text:style-name="P1"><text:span text:style-name="T1">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7.1cm" svg:height="1.554cm" svg:x="3.6cm" svg:y="5.946cm">
          <text:p text:style-name="P1"><text:span text:style-name="T1">basic-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7cm" svg:height="0.7cm" svg:x="4cm" svg:y="6.646cm">
          <text:p><text:span text:style-name="T1">l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cm" svg:height="0.7cm" svg:x="5.9cm" svg:y="6.646cm">
          <text:p><text:span text:style-name="T1">page-number-c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8.123cm" svg:height="4.323cm" svg:x="1.777cm" svg:y="9.4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3.023cm" svg:height="0.7cm" svg:x="4.529cm" svg:y="9.6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023cm" svg:height="0.7cm" svg:x="4.623cm" svg:y="9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23cm" svg:height="0.7cm" svg:x="4.711cm" svg:y="9.874cm">
            <text:p><text:span text:style-name="T1">table-column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7.023cm" svg:height="2.7cm" svg:x="2.677cm" svg:y="10.877cm">
          <text:p><text:span text:style-name="T1">table-bod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cm" svg:x="12.8cm" svg:y="4.2cm">
          <text:p><text:span text:style-name="T1">page-sequenc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2.146cm" svg:x="13.4cm" svg:y="4.954cm">
          <text:p text:style-name="P1"><text:span text:style-name="T1">flow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77cm" svg:height="1.377cm" svg:x="13.923cm" svg:y="5.623cm">
          <text:p text:style-name="P1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77cm" svg:height="0.669cm" svg:x="14.323cm" svg:y="6.231cm">
          <text:p text:style-name="P1"><text:span text:style-name="T1">external-graphic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2" draw:layer="layout" svg:width="5.923cm" svg:height="1.6cm" svg:x="3.184cm" svg:y="11.57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5.923cm" svg:height="1.6cm" svg:x="3.281cm" svg:y="11.6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923cm" svg:height="1.6cm" svg:x="3.376cm" svg:y="11.806cm">
            <text:p text:style-name="P1"><text:span text:style-name="T1">table-row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923cm" svg:height="1.6cm" svg:x="3.377cm" svg:y="11.806cm">
            <text:p text:style-name="P1"><text:span text:style-name="T1">table-row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" draw:layer="layout" svg:width="2.7cm" svg:height="0.7cm" svg:x="5.981cm" svg:y="12.20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7cm" svg:height="0.7cm" svg:x="6.081cm" svg:y="12.3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7cm" svg:height="0.7cm" svg:x="6.176cm" svg:y="12.456cm">
            <text:p text:style-name="P1"><text:span text:style-name="T1">table-cell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kira </meta:initial-creator>
    <meta:creation-date>2012-11-19T14:28:36</meta:creation-date>
    <meta:generator>LibreOffice/3.6$Linux_X86_64 LibreOffice_project/360m1$Build-102</meta:generator>
    <dc:date>2013-02-21T14:41:05</dc:date>
    <dc:creator>Akira </dc:creator>
    <meta:editing-duration>P2DT18H54M49S</meta:editing-duration>
    <meta:editing-cycles>37</meta:editing-cycles>
    <meta:document-statistic meta:object-count="137"/>
  </office:meta>
</office:document-meta>
</file>